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6.65cm" fo:min-width="7.6cm"/>
    </style:style>
    <style:style style:name="gr2" style:family="graphic" style:parent-style-name="objectwithoutfill">
      <style:graphic-properties draw:stroke="solid" svg:stroke-color="#000000" draw:fill="none" draw:textarea-vertical-align="middle"/>
    </style:style>
    <style:style style:name="gr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6.65cm" fo:min-width="7.5cm"/>
    </style:style>
    <style:style style:name="gr4" style:family="graphic" style:parent-style-name="objectwithoutfill">
      <style:graphic-properties draw:stroke="solid" svg:stroke-color="#000000" draw:fill="none" draw:textarea-vertical-align="middle"/>
    </style:style>
    <style:style style:name="gr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6.55cm" fo:min-width="8cm"/>
    </style:style>
    <style:style style:name="gr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6.65cm" fo:min-width="8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cm" svg:height="6.9cm" svg:x="1.3cm" svg:y="1.4cm">
          <text:p text:style-name="P1"><text:span text:style-name="T1">Member</text:span></text:p>
          <text:p text:style-name="P1"><text:span text:style-name="T1"/></text:p>
          <text:p text:style-name="P1"><text:span text:style-name="T1">Member ID</text:span></text:p>
          <text:p text:style-name="P1"><text:span text:style-name="T1">Member First Name</text:span></text:p>
          <text:p text:style-name="P1"><text:span text:style-name="T1">Member Last Name</text:span></text:p>
          <text:p text:style-name="P1"><text:span text:style-name="T1">Member Town Name</text:span></text:p>
          <text:p text:style-name="P1"><text:span text:style-name="T1">Member Street Name</text:span></text:p>
          <text:p text:style-name="P1"><text:span text:style-name="T1">Member House Name/Number</text:span></text:p>
          <text:p text:style-name="P1"><text:span text:style-name="T1">Member Date of Birth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cm" svg:y1="2.5cm" svg:x2="9.4cm" svg:y2="2.5cm">
          <text:p/>
        </draw:line>
        <draw:custom-shape draw:style-name="gr3" draw:text-style-name="P1" draw:layer="layout" svg:width="8cm" svg:height="6.9cm" svg:x="1.4cm" svg:y="9.6cm">
          <text:p text:style-name="P1"><text:span text:style-name="T1">Parent</text:span></text:p>
          <text:p text:style-name="P1"><text:span text:style-name="T1"/></text:p>
          <text:p text:style-name="P1"><text:span text:style-name="T1">Parent ID</text:span></text:p>
          <text:p text:style-name="P1"><text:span text:style-name="T1">Parent First Name</text:span></text:p>
          <text:p text:style-name="P1"><text:span text:style-name="T1">Parent Last Name</text:span></text:p>
          <text:p text:style-name="P1"><text:span text:style-name="T1">Parent Town Name</text:span></text:p>
          <text:p text:style-name="P1"><text:span text:style-name="T1">Parent Street Name</text:span></text:p>
          <text:p text:style-name="P1"><text:span text:style-name="T1">Parent House Name/Number</text:span></text:p>
          <text:p text:style-name="P1"><text:span text:style-name="T1">Parent Email</text:span></text:p>
          <text:p text:style-name="P1"><text:span text:style-name="T1">Parent Phone Numb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4cm" svg:y1="10.8cm" svg:x2="9.4cm" svg:y2="10.8cm">
          <text:p/>
        </draw:line>
        <draw:custom-shape draw:style-name="gr5" draw:text-style-name="P2" draw:layer="layout" svg:width="8.5cm" svg:height="6.8cm" svg:x="10.7cm" svg:y="1.4cm">
          <text:p text:style-name="P2">Invoice</text:p>
          <text:p text:style-name="P2"/>
          <text:p text:style-name="P2">Invoice ID</text:p>
          <text:p text:style-name="P2"><text:span text:style-name="T2">ParentID</text:span></text:p>
          <text:p text:style-name="P2"><text:span text:style-name="T2">PriceID</text:span></text:p>
          <text:p text:style-name="P2">Was Invoice Paid</text:p>
          <text:p text:style-name="P2">Date Invoice Was Sent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7cm" svg:y1="2.5cm" svg:x2="19.2cm" svg:y2="2.5cm">
          <text:p/>
        </draw:line>
        <draw:custom-shape draw:style-name="gr6" draw:text-style-name="P2" draw:layer="layout" svg:width="8.5cm" svg:height="6.9cm" svg:x="10.8cm" svg:y="9.6cm">
          <text:p text:style-name="P2">Price</text:p>
          <text:p text:style-name="P2"/>
          <text:p text:style-name="P2"><text:span text:style-name="T2">PriceID</text:span></text:p>
          <text:p text:style-name="P2">Term Price</text:p>
          <text:p text:style-name="P2">Sibling Discount</text:p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8cm" svg:y1="10.8cm" svg:x2="19.3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8:21:14.962000000</meta:creation-date>
    <meta:generator>LibreOffice/4.3.1.2$Windows_x86 LibreOffice_project/958349dc3b25111dbca392fbc281a05559ef6848</meta:generator>
    <dc:date>2014-12-04T17:21:37.788000000</dc:date>
    <meta:editing-duration>PT38M33S</meta:editing-duration>
    <meta:editing-cycles>5</meta:editing-cycles>
    <meta:document-statistic meta:object-count="8"/>
  </office:meta>
</office:document-meta>
</file>